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officeooo:paragraph-rsid="00464b91" style:font-size-asian="10pt" style:font-size-complex="10pt"/>
    </style:style>
    <style:style style:name="P6" style:family="paragraph" style:parent-style-name="Text_20_body">
      <style:text-properties fo:font-size="10pt" officeooo:paragraph-rsid="0046cbb0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ext_20_body">
      <style:text-properties fo:font-size="10pt" officeooo:paragraph-rsid="004a182e" style:font-size-asian="10pt" style:font-size-complex="10pt"/>
    </style:style>
    <style:style style:name="P9" style:family="paragraph" style:parent-style-name="Text_20_body">
      <style:text-properties fo:font-size="9pt" style:font-size-asian="9pt" style:font-size-complex="9pt"/>
    </style:style>
    <style:style style:name="P10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1" fo:font-weight="normal" style:font-weight-asian="normal" style:font-weight-complex="normal"/>
    </style:style>
    <style:style style:name="T6" style:family="text">
      <style:text-properties style:font-name="Calibri1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4">EC</text:span>/<text:variable-set text:name="seq" office:value-type="string">seq</text:variable-set></text:p>
      <text:p text:style-name="P3"/>
      <text:p text:style-name="Appendix">TO WHOMSOEVER IT MAY CONCERN</text:p>
      <text:p text:style-name="P4"/>
      <text:p text:style-name="P5">This is to certify that <text:span text:style-name="T6"><text:variable-set text:name="salutation" office:value-type="string">salutation</text:variable-set></text:span><text:s/><text:span text:style-name="T6"><text:variable-set text:name="name" office:value-type="string">name</text:variable-set></text:span>, <text:span text:style-name="T6"><text:variable-set text:name="designation" office:value-type="string">designation</text:variable-set></text:span>, <text:variable-set text:name="unit" office:value-type="string">unit</text:variable-set><text:s/>had been serving in Spectrum Engineering Consortium Ltd. organization as a <text:variable-set text:name="employmenttype" office:value-type="string">employmenttype</text:variable-set><text:s/>employee from <text:variable-set text:name="joiningdate" office:value-type="string">joiningdate</text:variable-set><text:s/>to <text:variable-set text:name="separationdate" office:value-type="string">separationdate</text:variable-set>.</text:p>
      <text:p text:style-name="P4"/>
      <text:p text:style-name="P8">During the service period, we found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amiable, smart and confident toward work and responsibilities assigned to <text:variable-set text:name="himher" office:value-type="string">himher</text:variable-set>.</text:p>
      <text:p text:style-name="P4"/>
      <text:p text:style-name="P5">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has been an essential, competent and promising staff.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made a significant contribution to the development of the organization. <text:s text:c="2"/></text:p>
      <text:p text:style-name="P4"/>
      <text:p text:style-name="P6">We at Spectrum Engineering Consortium Limited wish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all professional successes in <text:variable-set text:name="hisher" office:value-type="string">hisher</text:variable-set><text:s/>future endeavors.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7"><text:variable-set text:name="signatory" office:value-type="string">signatory</text:variable-set></text:p>
      <text:p text:style-name="P4"/>
      <text:p text:style-name="P4"/>
      <text:p text:style-name="P4"/>
      <text:p text:style-name="P4"/>
      <text:p text:style-name="P9"><text:span text:style-name="T7">(Any loss and liability </text:span><text:span text:style-name="T8">arising</text:span><text:span text:style-name="T7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3:29.046000000</dc:date>
    <meta:editing-duration>PT5H19M17S</meta:editing-duration>
    <meta:editing-cycles>38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2" meta:word-count="126" meta:character-count="938" meta:non-whitespace-character-count="819"/>
  </office:meta>
</office:document-meta>
</file>